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 style:list-style-name="L75"/>
    <style:style style:name="P77" style:family="paragraph" style:parent-style-name="Text_20_body" style:list-style-name="L76"/>
    <style:style style:name="P78" style:family="paragraph" style:parent-style-name="Text_20_body" style:list-style-name="L77"/>
    <style:style style:name="P79" style:family="paragraph" style:parent-style-name="Text_20_body" style:list-style-name="L78"/>
    <style:style style:name="P80" style:family="paragraph" style:parent-style-name="Text_20_body" style:list-style-name="L79"/>
    <style:style style:name="P81" style:family="paragraph" style:parent-style-name="Text_20_body" style:list-style-name="L80"/>
    <style:style style:name="P82" style:family="paragraph" style:parent-style-name="Text_20_body" style:list-style-name="L81"/>
    <style:style style:name="P83" style:family="paragraph" style:parent-style-name="Text_20_body" style:list-style-name="L82"/>
    <style:style style:name="P84" style:family="paragraph" style:parent-style-name="Text_20_body" style:list-style-name="L83"/>
    <style:style style:name="P85" style:family="paragraph" style:parent-style-name="Text_20_body" style:list-style-name="L84"/>
    <style:style style:name="P86" style:family="paragraph" style:parent-style-name="Text_20_body" style:list-style-name="L85"/>
    <style:style style:name="P87" style:family="paragraph" style:parent-style-name="Text_20_body" style:list-style-name="L86"/>
    <style:style style:name="P88" style:family="paragraph" style:parent-style-name="Text_20_body">
      <style:paragraph-properties fo:margin-top="0in" fo:margin-bottom="0in"/>
    </style:style>
    <style:style style:name="P89" style:family="paragraph" style:parent-style-name="Text_20_body">
      <style:paragraph-properties fo:margin-top="0in" fo:margin-bottom="0in"/>
      <style:text-properties style:text-underline-style="solid" style:text-underline-width="auto" style:text-underline-color="font-color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ozlearning.etherpad.mozilla.org/instructor-roadmap">https://mozlearning.etherpad.mozilla.org/instructor-roadmap</text:a></text:p>
      <text:p text:style-name="Standard"><text:a xlink:type="simple" xlink:href="https://wiki.mozilla.org/Webmaker/2013plans">https://wiki.mozilla.org/Webmaker/2013plans</text:a></text:p>
      <text:p text:style-name="Standard"> </text:p>
      <text:p text:style-name="P1">3. Powered by a global community of makers and mentors</text:p>
      <text:list xml:id="list8009548406589554682" text:style-name="L1">
        <text:list-item>
          <text:p text:style-name="P2">Metric: # of mentors</text:p>
        </text:list-item>
      </text:list>
      <text:list xml:id="list3464824559327323240" text:style-name="L2">
        <text:list-item>
          <text:p text:style-name="P3">3.1 Makers turned into mentors (organize 2+ events or volunteer online)</text:p>
        </text:list-item>
      </text:list>
      <text:list xml:id="list313643536022331898" text:style-name="L3">
        <text:list-item>
          <text:p text:style-name="P4">3.2 Grassroots instructor community established,  like a year round summer code party</text:p>
        </text:list-item>
      </text:list>
      <text:list xml:id="list8811554934380200467" text:style-name="L4">
        <text:list-item>
          <text:p text:style-name="P5">3.3 Tools and support to help community make great content and learning projects</text:p>
        </text:list-item>
      </text:list>
      <text:list xml:id="list99388625122251771" text:style-name="L5">
        <text:list-item>
          <text:p text:style-name="P6">3.4 Tools that make it easy to find local  teachers / events / clubs online</text:p>
        </text:list-item>
      </text:list>
      <text:list xml:id="list2762017487303496680" text:style-name="L6">
        <text:list-item>
          <text:p text:style-name="P7">3.5 More + better mentor how to guides: step by step guides for local organizing</text:p>
        </text:list-item>
      </text:list>
      <text:p text:style-name="P88"> </text:p>
      <text:p text:style-name="P89">Things we want to discuss today:</text:p>
      <text:p text:style-name="Text_20_body"> </text:p>
      <text:list xml:id="list9036462438119727201" text:style-name="L7">
        <text:list-item>
          <text:p text:style-name="P8">Educator events goals + roadmap</text:p>
        </text:list-item>
      </text:list>
      <text:list xml:id="list6132494452376033656" text:style-name="L8">
        <text:list-item>
          <text:p text:style-name="P9">Remo</text:p>
        </text:list-item>
      </text:list>
      <text:list xml:id="list1923431261226430082" text:style-name="L9">
        <text:list-item>
          <text:p text:style-name="P10">2013 events goals + roadmap</text:p>
        </text:list-item>
      </text:list>
      <text:list xml:id="list306948414144066649" text:style-name="L10">
        <text:list-item>
          <text:p text:style-name="P11">Website / online infratstructure brainstorm</text:p>
        </text:list-item>
      </text:list>
      <text:list xml:id="list7500677928371800077" text:style-name="L11">
        <text:list-item>
          <text:p text:style-name="P12">Plan for merging hacktivity kits + event guides</text:p>
        </text:list-item>
      </text:list>
      <text:list xml:id="list5506722949878621850" text:style-name="L12">
        <text:list-item>
          <text:p text:style-name="P13">See: <text:a xlink:type="simple" xlink:href="http://zythepsary.com/mozilla/hacktivity/">http://zythepsary.com/mozilla/hacktivity/</text:a></text:p>
        </text:list-item>
      </text:list>
      <text:list xml:id="list562649915069454878" text:style-name="L13">
        <text:list-item>
          <text:p text:style-name="P14">And: <text:a xlink:type="simple" xlink:href="https://webmaker.org/en-US/events/guides/">https://webmaker.org/en-US/events/guides/</text:a></text:p>
        </text:list-item>
      </text:list>
      <text:list xml:id="list70794873537471844" text:style-name="L14">
        <text:list-item>
          <text:p text:style-name="P15">Physical Kits</text:p>
        </text:list-item>
      </text:list>
      <text:list xml:id="list1499133280413128253" text:style-name="L15">
        <text:list-item>
          <text:p text:style-name="P16">Consider: two buckets of hacktivity audiences:</text:p>
        </text:list-item>
      </text:list>
      <text:list xml:id="list998935765406864160" text:style-name="L16">
        <text:list-item>
          <text:p text:style-name="P17">1) for learners/makers</text:p>
        </text:list-item>
      </text:list>
      <text:list xml:id="list6624868707482758838" text:style-name="L17">
        <text:list-item>
          <text:p text:style-name="P18">2) for mentors/teachers</text:p>
        </text:list-item>
      </text:list>
      <text:p text:style-name="P88"> </text:p>
      <text:p text:style-name="P89">Outcomes for today:</text:p>
      <text:p text:style-name="Text_20_body"> </text:p>
      <text:list xml:id="list8429258219194756810" text:style-name="L18">
        <text:list-item>
          <text:p text:style-name="P19">Talking points for Chris' meeting, Dec. 6</text:p>
        </text:list-item>
      </text:list>
      <text:list xml:id="list4396249477767035294" text:style-name="L19">
        <text:list-item>
          <text:p text:style-name="P20">Proposal for team and resources (Two tier engagment team)</text:p>
        </text:list-item>
      </text:list>
      <text:p text:style-name="Text_20_body"> </text:p>
      <text:list xml:id="list4159856116621738268" text:style-name="L20">
        <text:list-item>
          <text:p text:style-name="P21">Program committee: </text:p>
        </text:list-item>
      </text:list>
      <text:list xml:id="list834994069882560602" text:style-name="L21">
        <text:list-item>
          <text:p text:style-name="P22">Laura</text:p>
        </text:list-item>
      </text:list>
      <text:list xml:id="list9111836623712653911" text:style-name="L22">
        <text:list-item>
          <text:p text:style-name="P23">Michelle</text:p>
        </text:list-item>
      </text:list>
      <text:list xml:id="list2094315363002369895" text:style-name="L23">
        <text:list-item>
          <text:p text:style-name="P24">Gunner - Participation Adviser</text:p>
        </text:list-item>
      </text:list>
      <text:list xml:id="list3436047896753407892" text:style-name="L24">
        <text:list-item>
          <text:p text:style-name="P25">Chris - Learning Adviser</text:p>
        </text:list-item>
      </text:list>
      <text:p text:style-name="P88"><text:soft-page-break/> </text:p>
      <text:p text:style-name="Text_20_body">Now:</text:p>
      <text:list xml:id="list7929921437110548818" text:style-name="L25">
        <text:list-item>
          <text:p text:style-name="P26">Designer / UX person (someone like Kate)</text:p>
        </text:list-item>
      </text:list>
      <text:list xml:id="list3519739665712666792" text:style-name="L26">
        <text:list-item>
          <text:p text:style-name="P27">Developer (someone like Atul)</text:p>
        </text:list-item>
      </text:list>
      <text:list xml:id="list4288839412316497581" text:style-name="L27">
        <text:list-item>
          <text:p text:style-name="P28">Education Specialist (Doug)</text:p>
        </text:list-item>
      </text:list>
      <text:p text:style-name="P88"> </text:p>
      <text:p text:style-name="Text_20_body">Soon:</text:p>
      <text:list xml:id="list5677079466218781366" text:style-name="L28">
        <text:list-item>
          <text:p text:style-name="P29">Community manager / Copywriter (someone like Lainie or Erika)</text:p>
        </text:list-item>
      </text:list>
      <text:list xml:id="list5661243053945470481" text:style-name="L29">
        <text:list-item>
          <text:p text:style-name="P30">Remo manager (Sayak)</text:p>
        </text:list-item>
      </text:list>
      <text:list xml:id="list3017588458082067793" text:style-name="L30">
        <text:list-item>
          <text:p text:style-name="P31">Mozspace webmaker hacktivity coordinator (London as a testbed, Fuzzy)</text:p>
        </text:list-item>
      </text:list>
      <text:p text:style-name="P88"> </text:p>
      <text:p text:style-name="Text_20_body">Later:</text:p>
      <text:list xml:id="list1315807657383376988" text:style-name="L31">
        <text:list-item>
          <text:p text:style-name="P32">Partnerships (…?)</text:p>
        </text:list-item>
      </text:list>
      <text:list xml:id="list6082676457050500193" text:style-name="L32">
        <text:list-item>
          <text:p text:style-name="P33">Production people</text:p>
        </text:list-item>
      </text:list>
      <text:p text:style-name="P88"> </text:p>
      <text:p text:style-name="P88">Engagement External Comms Team:</text:p>
      <text:p text:style-name="Text_20_body"> </text:p>
      <text:list xml:id="list854654092861756974" text:style-name="L33">
        <text:list-item>
          <text:p text:style-name="P34">Comms (Matt, Rebeccah)</text:p>
        </text:list-item>
      </text:list>
      <text:list xml:id="list3536862745824666883" text:style-name="L34">
        <text:list-item>
          <text:p text:style-name="P35">Product Manager</text:p>
        </text:list-item>
      </text:list>
      <text:p text:style-name="Text_20_body"> </text:p>
      <text:list xml:id="list3607057116284272553" text:style-name="L35">
        <text:list-item>
          <text:p text:style-name="P36">Remo event model (marry TTT w/ RemoRewards Etherpad)</text:p>
        </text:list-item>
      </text:list>
      <text:p text:style-name="Text_20_body"> </text:p>
      <text:list xml:id="list2873492664984528009" text:style-name="L36">
        <text:list-item>
          <text:p text:style-name="P37">Resource sprint roadmap</text:p>
        </text:list-item>
      </text:list>
      <text:list xml:id="list360695658291754505" text:style-name="L37">
        <text:list-item>
          <text:p text:style-name="P38">Now:</text:p>
        </text:list-item>
      </text:list>
      <text:list xml:id="list3065336026015855036" text:style-name="L38">
        <text:list-item>
          <text:p text:style-name="P39">Clean up goals + roadmap</text:p>
        </text:list-item>
      </text:list>
      <text:list xml:id="list4663302139997077734" text:style-name="L39">
        <text:list-item>
          <text:p text:style-name="P40">Discuss new team roles + resourcing with Mark</text:p>
        </text:list-item>
      </text:list>
      <text:list xml:id="list7137669464536911203" text:style-name="L40">
        <text:list-item>
          <text:p text:style-name="P41">Budgeting for Remo</text:p>
        </text:list-item>
      </text:list>
      <text:list xml:id="list3518158056835750551" text:style-name="L41">
        <text:list-item>
          <text:p text:style-name="P42">Scouting and invites for Remo event</text:p>
        </text:list-item>
      </text:list>
      <text:list xml:id="list6600113677599209272" text:style-name="L42">
        <text:list-item>
          <text:p text:style-name="P43">drawing of the envisioned platform/discussion</text:p>
        </text:list-item>
      </text:list>
      <text:list xml:id="list7935690988074768585" text:style-name="L43">
        <text:list-item>
          <text:p text:style-name="P44">Q1:</text:p>
        </text:list-item>
      </text:list>
      <text:list xml:id="list5429752217672862786" text:style-name="L44">
        <text:list-item>
          <text:p text:style-name="P45">New team members in place?</text:p>
        </text:list-item>
      </text:list>
      <text:list xml:id="list2902413215475790855" text:style-name="L45">
        <text:list-item>
          <text:p text:style-name="P46">Remo Training Event + Hacktivity Sprint</text:p>
        </text:list-item>
      </text:list>
      <text:list xml:id="list7238280839355077767" text:style-name="L46">
        <text:list-item>
          <text:p text:style-name="P47">Hive PD Event + Hacktivity and Project Sprint</text:p>
        </text:list-item>
      </text:list>
      <text:list xml:id="list4673870780299783096" text:style-name="L47">
        <text:list-item>
          <text:p text:style-name="P48">Contribution pathways v2.0 (submit hacktivities)</text:p>
        </text:list-item>
      </text:list>
      <text:list xml:id="list7856269529823068054" text:style-name="L48">
        <text:list-item>
          <text:p text:style-name="P49"><text:soft-page-break/>interim solution hacktivities on event guide pages</text:p>
        </text:list-item>
      </text:list>
      <text:list xml:id="list7871022782890948080" text:style-name="L49">
        <text:list-item>
          <text:p text:style-name="P50">Wireframes + user stories for event/hacktvity kits = the platform, inc. editable and localizable</text:p>
        </text:list-item>
      </text:list>
      <text:list xml:id="list8721344538652264270" text:style-name="L50">
        <text:list-item>
          <text:p text:style-name="P51">Q2:</text:p>
        </text:list-item>
      </text:list>
      <text:list xml:id="list7029362999433575070" text:style-name="L51">
        <text:list-item>
          <text:p text:style-name="P52">2nd Educator/Remo Hacktivty Sprint (+ all hands?)</text:p>
        </text:list-item>
      </text:list>
      <text:list xml:id="list4364519406672214778" text:style-name="L52">
        <text:list-item>
          <text:p text:style-name="P53">Tee up SCP</text:p>
        </text:list-item>
      </text:list>
      <text:list xml:id="list2614557500251396668" text:style-name="L53">
        <text:list-item>
          <text:p text:style-name="P54">Communication channels for communities (maybe groups on BSD or Remo)</text:p>
        </text:list-item>
      </text:list>
      <text:list xml:id="list416600491587441289" text:style-name="L54">
        <text:list-item>
          <text:p text:style-name="P55">design and build the event/hacktivity kit maker platform</text:p>
        </text:list-item>
      </text:list>
      <text:list xml:id="list8247752518587957059" text:style-name="L55">
        <text:list-item>
          <text:p text:style-name="P56">Q3:</text:p>
        </text:list-item>
      </text:list>
      <text:list xml:id="list2440299607222221595" text:style-name="L56">
        <text:list-item>
          <text:p text:style-name="P57">SCP</text:p>
        </text:list-item>
      </text:list>
      <text:list xml:id="list4815722304612236324" text:style-name="L57">
        <text:list-item>
          <text:p text:style-name="P58">Q4:</text:p>
        </text:list-item>
      </text:list>
      <text:list xml:id="list7920872409329580300" text:style-name="L58">
        <text:list-item>
          <text:p text:style-name="P59">Mozfest</text:p>
        </text:list-item>
      </text:list>
      <text:p text:style-name="Text_20_body"> </text:p>
      <text:list xml:id="list6270536703408244053" text:style-name="L59">
        <text:list-item>
          <text:p text:style-name="P60">Work week idea for event kit + hacktivity platform</text:p>
        </text:list-item>
      </text:list>
      <text:p text:style-name="P88"> </text:p>
      <text:p text:style-name="P88"> </text:p>
      <text:p text:style-name="P89">Things we want to discuss soon:</text:p>
      <text:p text:style-name="Text_20_body"> </text:p>
      <text:list xml:id="list8595212038183922144" text:style-name="L60">
        <text:list-item>
          <text:p text:style-name="P61">Outreach ideas</text:p>
        </text:list-item>
      </text:list>
      <text:list xml:id="list3998560021260728948" text:style-name="L61">
        <text:list-item>
          <text:p text:style-name="P62">curriculum in formal learning (Bischofswerda and Willem de Kooning)</text:p>
        </text:list-item>
      </text:list>
      <text:list xml:id="list4489079381186911712" text:style-name="L62">
        <text:list-item>
          <text:p text:style-name="P63">musuem exhibit</text:p>
        </text:list-item>
      </text:list>
      <text:list xml:id="list5950873200750906853" text:style-name="L63">
        <text:list-item>
          <text:p text:style-name="P64">unMOOC (Educational Technology w/ Alec Courso)</text:p>
        </text:list-item>
      </text:list>
      <text:list xml:id="list2730463066603296518" text:style-name="L64">
        <text:list-item>
          <text:p text:style-name="P65">Mozspaces</text:p>
        </text:list-item>
      </text:list>
      <text:list xml:id="list5035032636698463398" text:style-name="L65">
        <text:list-item>
          <text:p text:style-name="P66">"What Every Techie Needs to Know About Education" <text:a xlink:type="simple" xlink:href="http://www.third-bit.com/educate/index.php?title=List_of_Articles">http://www.third-bit.com/educate/index.php?title=List_of_Articles</text:a></text:p>
        </text:list-item>
      </text:list>
      <text:list xml:id="list1860508475009006820" text:style-name="L66">
        <text:list-item>
          <text:p text:style-name="P67">Messaging Channels for Educators</text:p>
        </text:list-item>
      </text:list>
      <text:list xml:id="list8731739343038938343" text:style-name="L67">
        <text:list-item>
          <text:p text:style-name="P68">Contribution pathways online</text:p>
        </text:list-item>
      </text:list>
      <text:p text:style-name="P88"> </text:p>
      <text:p text:style-name="P88"> </text:p>
      <text:p text:style-name="P89">Target participants:</text:p>
      <text:p text:style-name="Text_20_body"> </text:p>
      <text:list xml:id="list1985213709090784550" text:style-name="L68">
        <text:list-item>
          <text:p text:style-name="P69">Concentric circles:</text:p>
        </text:list-item>
      </text:list>
      <text:list xml:id="list280101499969461782" text:style-name="L69">
        <text:list-item>
          <text:p text:style-name="P70">Already teaching digital literacy, but not yet webmaking </text:p>
        </text:list-item>
      </text:list>
      <text:list xml:id="list3203075691010214769" text:style-name="L70">
        <text:list-item>
          <text:p text:style-name="P71">i.e. Educon</text:p>
        </text:list-item>
      </text:list>
      <text:list xml:id="list2946429669684260197" text:style-name="L71">
        <text:list-item>
          <text:p text:style-name="P72">NWP</text:p>
        </text:list-item>
      </text:list>
      <text:list xml:id="list8754234952089079211" text:style-name="L72">
        <text:list-item>
          <text:p text:style-name="P73">NESTA</text:p>
        </text:list-item>
      </text:list>
      <text:list xml:id="list8896198136700678898" text:style-name="L73">
        <text:list-item>
          <text:p text:style-name="P74"><text:soft-page-break/>certain Hive Members</text:p>
        </text:list-item>
      </text:list>
      <text:list xml:id="list6534468116851468824" text:style-name="L74">
        <text:list-item>
          <text:p text:style-name="P75">Coder Dojo</text:p>
        </text:list-item>
      </text:list>
      <text:list xml:id="list7086457128223444757" text:style-name="L75">
        <text:list-item>
          <text:p text:style-name="P76">DML folks</text:p>
        </text:list-item>
      </text:list>
      <text:list xml:id="list7575589236895918698" text:style-name="L76">
        <text:list-item>
          <text:p text:style-name="P77">Already teaching webmaking</text:p>
        </text:list-item>
      </text:list>
      <text:list xml:id="list7100046132259126328" text:style-name="L77">
        <text:list-item>
          <text:p text:style-name="P78">Remos</text:p>
        </text:list-item>
      </text:list>
      <text:list xml:id="list833343447700648332" text:style-name="L78">
        <text:list-item>
          <text:p text:style-name="P79">SCP organizers</text:p>
        </text:list-item>
      </text:list>
      <text:list xml:id="list1820766995672450026" text:style-name="L79">
        <text:list-item>
          <text:p text:style-name="P80">Coder Dojo</text:p>
        </text:list-item>
      </text:list>
      <text:list xml:id="list7065512056191150724" text:style-name="L80">
        <text:list-item>
          <text:p text:style-name="P81">Experienced webmaker teachers - "mentors"</text:p>
        </text:list-item>
      </text:list>
      <text:list xml:id="list1327327363712337999" text:style-name="L81">
        <text:list-item>
          <text:p text:style-name="P82"> </text:p>
        </text:list-item>
      </text:list>
      <text:list xml:id="list2087021616160073719" text:style-name="L82">
        <text:list-item>
          <text:p text:style-name="P83">Already webmaking but not teaching</text:p>
        </text:list-item>
      </text:list>
      <text:list xml:id="list1183463859859592410" text:style-name="L83">
        <text:list-item>
          <text:p text:style-name="P84">Remos</text:p>
        </text:list-item>
      </text:list>
      <text:list xml:id="list4983392641936842336" text:style-name="L84">
        <text:list-item>
          <text:p text:style-name="P85">Ignite Developers</text:p>
        </text:list-item>
      </text:list>
      <text:list xml:id="list7765242287697272243" text:style-name="L85">
        <text:list-item>
          <text:p text:style-name="P86">Popcorn developers</text:p>
        </text:list-item>
      </text:list>
      <text:list xml:id="list700407107977103858" text:style-name="L86">
        <text:list-item>
          <text:p text:style-name="P87">open evangelists</text:p>
        </text:list-item>
      </text:list>
      <text:p text:style-name="P88"> </text:p>
      <text:p text:style-name="P88"> </text:p>
      <text:p text:style-name="P88"> </text:p>
      <text:p text:style-name="P88"> </text:p>
      <text:p text:style-name="P88">## Mozfest 2012 Wrap Up</text:p>
      <text:p text:style-name="P88"> </text:p>
      <text:p text:style-name="P88">* Webinar:</text:p>
      <text:p text:style-name="P88"> </text:p>
      <text:p text:style-name="P88">--&gt; Michelle organize</text:p>
      <text:p text:style-name="P88">--&gt; Gunner to MC and arrange agenda</text:p>
      <text:p text:style-name="P88"> </text:p>
      <text:p text:style-name="P88">    * How did it go</text:p>
      <text:p text:style-name="P88">    * How you can get involved</text:p>
      <text:p text:style-name="P88">    * What's next</text:p>
      <text:p text:style-name="P88"> </text:p>
      <text:p text:style-name="P88">* Report:</text:p>
      <text:p text:style-name="P88">    * floor layout</text:p>
      <text:p text:style-name="P88">    * quotes </text:p>
      <text:p text:style-name="P88">    * outcomes</text:p>
      <text:p text:style-name="P88"> </text:p>
      <text:p text:style-name="P88">* 1-pager: what's it like at mozfest</text:p>
      <text:p text:style-name="P88">    * public-facing</text:p>
      <text:p text:style-name="P88">    * co-written between Gunner + Michelle</text:p>
      <text:p text:style-name="P88"> </text:p>
      <text:p text:style-name="P88">## 2013 Event Plans, including leadership model</text:p>
      <text:p text:style-name="P88"> </text:p>
      <text:p text:style-name="P88">* Flesh out 2013 events, inc. leadership model</text:p>
      <text:p text:style-name="P88">* Map comms + engagement team tiers / roles</text:p>
      <text:p text:style-name="P88"><text:soft-page-break/>* Respond to: 3. Powered by a global community of makers and mentors</text:p>
      <text:p text:style-name="P88">    * <text:a xlink:type="simple" xlink:href="https://wiki.mozilla.org/Webmaker/2013plans">https://wiki.mozilla.org/Webmaker/2013plans</text:a></text:p>
      <text:p text:style-name="P88"> </text:p>
      <text:p text:style-name="P88"> </text:p>
      <text:p text:style-name="P88">## Big Picture</text:p>
      <text:p text:style-name="P88"> </text:p>
      <text:p text:style-name="P88">Vision: </text:p>
      <text:p text:style-name="P88">Long term goal:</text:p>
      <text:p text:style-name="P88"> </text:p>
      <text:p text:style-name="P88"> </text:p>
      <text:p text:style-name="P88">Top Level Goals:</text:p>
      <text:p text:style-name="P88"> </text:p>
      <text:p text:style-name="P88">Events: in 2013 we want events to be:</text:p>
      <text:p text:style-name="P88">*</text:p>
      <text:p text:style-name="P88">*</text:p>
      <text:p text:style-name="P88">*</text:p>
      <text:p text:style-name="P88"> </text:p>
      <text:p text:style-name="P88">Ops: in order for this vision of Webmaker events to succeed we need to:</text:p>
      <text:p text:style-name="P88">*</text:p>
      <text:p text:style-name="P88">*</text:p>
      <text:p text:style-name="P88">*</text:p>
      <text:p text:style-name="P88"> </text:p>
      <text:p text:style-name="P88"> </text:p>
      <text:p text:style-name="P88">We need to a strategy to grow participation between Mozfest + Summer Code Party and to sustain webmaking action all year round. </text:p>
      <text:p text:style-name="P88"> </text:p>
      <text:p text:style-name="P88">The key to this is working with local "hacktivator" communities to: </text:p>
      <text:p text:style-name="P88"> </text:p>
      <text:p text:style-name="P88">* Develop, test and localize hacktivity kits</text:p>
      <text:p text:style-name="P88">* Plan and carry out outreach campaigns, including Summer Code Party</text:p>
      <text:p text:style-name="P88">* Grow mentorship and training programs building up to SCP and Mozfest</text:p>
      <text:p text:style-name="P88"> </text:p>
      <text:p text:style-name="P88">We also need to build in:</text:p>
      <text:p text:style-name="P88"> </text:p>
      <text:p text:style-name="P88">* Recognition of achievement (badges)</text:p>
      <text:p text:style-name="P88">* Community communication platform (groups on webmaker.org website)</text:p>
      <text:p text:style-name="P88">* Celebration (incentive structure, inc. travel to Mozfest)</text:p>
      <text:p text:style-name="P88"> </text:p>
      <text:p text:style-name="P88"> </text:p>
      <text:p text:style-name="P88">The details: </text:p>
      <text:p text:style-name="P88"> </text:p>
      <text:p text:style-name="P88">## Events:</text:p>
      <text:p text:style-name="P88"> </text:p>
      <text:p text:style-name="P88">* 3 regional events (Cluj, NYC, BA, India)</text:p>
      <text:p text:style-name="P88">    * codesign + test kits </text:p>
      <text:p text:style-name="P88">    * localize tools and messaging</text:p>
      <text:p text:style-name="P88">    * plan mentoring outreach and SCP</text:p>
      <text:p text:style-name="P88">    * bonus: all-hands co-located with at least one regional event</text:p>
      <text:p text:style-name="P88">* Summer Code Party</text:p>
      <text:p text:style-name="P88"><text:soft-page-break/>    * more themes</text:p>
      <text:p text:style-name="P88">    * more heterogenous </text:p>
      <text:p text:style-name="P88">* annual Mozfest</text:p>
      <text:p text:style-name="P88">* Event platform</text:p>
      <text:p text:style-name="P88">* Strategic event consultation for other Mozilla programs (i.e. Source Conf, Popcorn Hack Days)</text:p>
      <text:p text:style-name="P88"> </text:p>
      <text:p text:style-name="P88">## Mentoring</text:p>
      <text:p text:style-name="P88"> </text:p>
      <text:p text:style-name="P88">* By Q1: 100 sign-ups in each region (300 total)</text:p>
      <text:p text:style-name="P88">* By Q2: 300 events organized by these mentors. </text:p>
      <text:p text:style-name="P88">* BY Q3: 900 newbies + 300 mentors. Each mentor trains up 3 more people, who organize events</text:p>
      <text:p text:style-name="P88">* By Q4: 300 mentors come to Mozfest</text:p>
      <text:p text:style-name="P88"> </text:p>
      <text:p text:style-name="P88">* Badges</text:p>
      <text:p text:style-name="P88">* Website (maybe use Remo?)</text:p>
      <text:p text:style-name="P88">* Comms Platform</text:p>
      <text:p text:style-name="P88"> </text:p>
      <text:p text:style-name="P88">* Skilled in basic webmaker tools: Popcorn, Thimble, Hackasaurus</text:p>
      <text:p text:style-name="P88">* Plus additional specialties: News, Film, Learning, etc.</text:p>
      <text:p text:style-name="P88">* Heuristic on what makes a good webmaker leader</text:p>
      <text:p text:style-name="P88">* Ownership in planning process</text:p>
      <text:p text:style-name="P88"> </text:p>
      <text:p text:style-name="P88"> </text:p>
      <text:p text:style-name="P88">## Hacktivity Kits</text:p>
      <text:p text:style-name="P88"> </text:p>
      <text:p text:style-name="P88">* short CTAs (a la Sparked)</text:p>
      <text:p text:style-name="P88">* community task board.</text:p>
      <text:p text:style-name="P88">* event kit + hacktivity platform v2.0</text:p>
      <text:p text:style-name="P88">    * editable</text:p>
      <text:p text:style-name="P88">    * localizable</text:p>
      <text:p text:style-name="P88">    * modular</text:p>
      <text:p text:style-name="P88">* self-service</text:p>
      <text:p text:style-name="P88"> </text:p>
      <text:p text:style-name="P88">## Team</text:p>
      <text:p text:style-name="P88"> </text:p>
      <text:p text:style-name="P88">* Community Manager (_?)</text:p>
      <text:p text:style-name="P88">* Hacktivate (Laura - kits, Chris - Hive)</text:p>
      <text:p text:style-name="P88">* Participation Architect (Gunner)</text:p>
      <text:p text:style-name="P88">* Comms (Matt, Reb, new copywriter)</text:p>
      <text:p text:style-name="P88">* Remo (Fuzzy, Sayak)</text:p>
      <text:p text:style-name="P88">* Dev/Designer (someone like Kate Hudson)</text:p>
      <text:p text:style-name="P88">* Partnerships (…?)</text:p>
      <text:p text:style-name="P88"> </text:p>
      <text:p text:style-name="P88">## To consider</text:p>
      <text:p text:style-name="P88"> </text:p>
      <text:p text:style-name="P88">* QA</text:p>
      <text:p text:style-name="P88">* Localization</text:p>
      <text:p text:style-name="P88">* Press/PR?</text:p>
      <text:p text:style-name="P88">* Product Marketing?</text:p>
      <text:p text:style-name="P88"><text:soft-page-break/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Hilliger</meta:initial-creator>
    <meta:creation-date>2012-11-22T11:01:30</meta:creation-date>
    <meta:document-statistic meta:table-count="0" meta:image-count="0" meta:object-count="0" meta:page-count="7" meta:paragraph-count="243" meta:word-count="972" meta:character-count="5805"/>
    <dc:date>2012-11-22T12:45:44</dc:date>
    <dc:creator>Laura Hilliger</dc:creator>
    <meta:editing-duration>PT1H13M53S</meta:editing-duration>
    <meta:editing-cycles>1</meta:editing-cycles>
    <meta:generator>OpenOffice.org/3.4$Unix OpenOffice.org_project/340m1$Build-9590</meta:generator>
  </office:meta>
</office:document-meta>
</file>